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200000002000309F1C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horizontal-align="center" draw:textarea-vertical-align="middle" fo:padding-bottom="1cm"/>
    </style:style>
    <style:style style:name="gr3" style:family="graphic" style:parent-style-name="standard">
      <style:graphic-properties draw:fill-color="#00b8ff" draw:textarea-horizontal-align="justify" draw:textarea-vertical-align="middle" draw:auto-grow-height="false"/>
    </style:style>
    <style:style style:name="gr4" style:family="graphic" style:parent-style-name="objectwithoutfill">
      <style:graphic-properties draw:fill="none"/>
    </style:style>
    <style:style style:name="gr5" style:family="graphic" style:parent-style-name="objectwithoutfill">
      <style:graphic-properties draw:fill="none"/>
    </style:style>
    <style:style style:name="gr6" style:family="graphic" style:parent-style-name="objectwithoutfill">
      <style:graphic-properties draw:marker-end="Arrow" draw:marker-end-width="0.3cm" draw:fill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9cm" svg:height="11.3cm" svg:x="7.4cm" svg:y="5cm">
          <text:p text:style-name="P1">\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3cm" svg:y1="8.3cm" svg:x2="15.6cm" svg:y2="8.3cm">
          <text:p/>
        </draw:line>
        <draw:line draw:style-name="gr2" draw:text-style-name="P1" draw:layer="layout" svg:x1="6cm" svg:y1="9.9cm" svg:x2="7.7cm" svg:y2="9.9cm">
          <text:p text:style-name="P1">MD</text:p>
        </draw:line>
        <draw:line draw:style-name="gr2" draw:text-style-name="P1" draw:layer="layout" svg:x1="6cm" svg:y1="11.3cm" svg:x2="7.7cm" svg:y2="11.3cm">
          <text:p text:style-name="P1">CLK<text:tab/></text:p>
        </draw:line>
        <draw:line draw:style-name="gr2" draw:text-style-name="P1" draw:layer="layout" svg:x1="6cm" svg:y1="12.6cm" svg:x2="7.7cm" svg:y2="12.6cm">
          <text:p text:style-name="P1">RST</text:p>
        </draw:line>
        <draw:line draw:style-name="gr2" draw:text-style-name="P1" draw:layer="layout" svg:x1="22cm" svg:y1="8.3cm" svg:x2="29.7cm" svg:y2="8.3cm">
          <text:p text:style-name="P1">OUT</text:p>
        </draw:line>
        <draw:custom-shape draw:style-name="gr3" draw:text-style-name="P1" draw:layer="layout" svg:width="7.6cm" svg:height="2cm" svg:x="10.9cm" svg:y="9.8cm">
          <text:p text:style-name="P1">CRC LOGIC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cm" svg:height="1.1cm" svg:x="15.6cm" svg:y="7.7cm">
          <text:p text:style-name="P1">FFD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1.6cm" svg:y1="8.3cm" svg:x2="11.6cm" svg:y2="9.8cm">
          <text:p/>
        </draw:line>
        <draw:custom-shape draw:style-name="gr3" draw:text-style-name="P1" xml:id="id3" draw:id="id3" draw:layer="layout" svg:width="1.6cm" svg:height="3.7cm" svg:x="20.4cm" svg:y="7.3cm">
          <text:p text:style-name="P1">MUX</text:p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6.7cm" svg:height="1.8cm" svg:x="10.6cm" svg:y="13.8cm">
          <text:p text:style-name="P1">Clock Counter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1.6cm" svg:height="1.9cm" svg:x="8.7cm" svg:y="7.3cm">
          <text:p text:style-name="P1">AND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6cm" svg:y1="8.3cm" svg:x2="8.7cm" svg:y2="8.3cm">
          <text:p text:style-name="P1">IN</text:p>
        </draw:line>
        <draw:line draw:style-name="gr6" draw:text-style-name="P1" draw:layer="layout" svg:x1="18.5cm" svg:y1="10.9cm" svg:x2="20.4cm" svg:y2="9.3cm">
          <text:p/>
        </draw:line>
        <draw:line draw:style-name="gr6" draw:text-style-name="P1" draw:layer="layout" svg:x1="17.3cm" svg:y1="8.3cm" svg:x2="20.5cm" svg:y2="8.3cm">
          <text:p/>
        </draw:line>
        <draw:connector draw:style-name="gr6" draw:text-style-name="P1" draw:layer="layout" draw:line-skew="1.4cm" svg:x1="13.95cm" svg:y1="13.8cm" svg:x2="9.5cm" svg:y2="9.2cm" draw:start-shape="id1" draw:start-glue-point="0" draw:end-shape="id2" draw:end-glue-point="2" svg:d="m13950 13800v-900h-4450v-3700">
          <text:p/>
        </draw:connector>
        <draw:connector draw:style-name="gr6" draw:text-style-name="P1" draw:layer="layout" svg:x1="13.95cm" svg:y1="13.8cm" svg:x2="21.2cm" svg:y2="11cm" draw:start-shape="id1" draw:start-glue-point="0" draw:end-shape="id3" draw:end-glue-point="2" svg:d="m13950 13800v-1400h7250v-1400">
          <text:p/>
        </draw:connector>
        <draw:frame draw:style-name="gr7" draw:layer="layout" svg:width="5.535cm" svg:height="0.962cm" svg:x="21.6cm" svg:y="11.9cm">
          <draw:text-box>
            <text:p>Controllo di uscita</text:p>
          </draw:text-box>
        </draw:frame>
        <draw:frame draw:style-name="gr7" draw:layer="layout" svg:width="3.567cm" svg:height="0.962cm" svg:x="14.633cm" svg:y="6.6cm">
          <draw:text-box>
            <text:p>Flip Flop 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marker-end="Arrow" draw:fill="none" draw:fill-gradient-name="Gradient_20_7" draw:fill-hatch-name="Hatching_20_1" draw:fill-image-name="Bitmape_20_1" draw:fill-image-width="0cm" draw:fill-image-height="0cm" draw:textarea-vertical-align="botto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>
        <svg:title>BKG</svg:title>
      </draw:layer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20T19:04:48</meta:creation-date>
    <dc:date>2012-12-20T19:31:15</dc:date>
    <meta:editing-duration>PT11M17S</meta:editing-duration>
    <meta:editing-cycles>1</meta:editing-cycles>
    <meta:document-statistic meta:object-count="19"/>
    <meta:generator>LibreOffice/3.6$Linux_X86_64 LibreOffice_project/360m1$Build-2</meta:generator>
  </office:meta>
</office:document-meta>
</file>